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2D68417EE3F3A51BD1D.png" manifest:media-type="image/png"/>
  <manifest:file-entry manifest:full-path="Pictures/1000000000000008000000085ACB6A2F74EF98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linecap="round" draw:fill="bitmap" draw:fill-image-name="Zig_20_Zag" style:repeat="repeat" draw:textarea-horizontal-align="justify" draw:textarea-vertical-align="middle" draw:auto-grow-height="false" fo:min-height="8.308cm" fo:min-width="5.39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308cm" fo:min-width="0.047cm"/>
    </style:style>
    <style:style style:name="gr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5.485cm" fo:min-width="0.047cm"/>
    </style:style>
    <style:style style:name="P1" style:family="paragraph">
      <loext:graphic-properties draw:fill="bitmap" draw:fill-image-name="Zig_20_Zag" style:repeat="repeat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93cm" svg:height="8.558cm" svg:x="7.935cm" svg:y="2.5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93cm" svg:height="8.558cm" svg:x="0.38cm" svg:y="3.376cm">
          <draw:image xlink:href="Pictures/10000201000001F4000002D68417EE3F3A51BD1D.png" xlink:type="simple" xlink:show="embed" xlink:actuate="onLoad" draw:mime-type="image/png">
            <text:p/>
          </draw:image>
        </draw:frame>
        <draw:custom-shape draw:style-name="gr3" draw:text-style-name="P3" draw:layer="layout" svg:width="0.547cm" svg:height="8.558cm" svg:x="7.935cm" svg:y="2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47cm" svg:height="8.558cm" svg:x="13.281cm" svg:y="2.5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47cm" svg:height="5.735cm" draw:transform="rotate (1.5707963267949) translate (8.01cm 3.06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47cm" svg:height="5.735cm" draw:transform="rotate (1.5707963267949) translate (8.01cm 11.067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Zig_20_Zag" draw:display-name="Zig Zag" xlink:href="Pictures/1000000000000008000000085ACB6A2F74EF98A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3T19:16:11.860574028</dc:date>
    <dc:creator>Luca Liberti</dc:creator>
    <meta:editing-duration>PT6M54S</meta:editing-duration>
    <meta:editing-cycles>3</meta:editing-cycles>
    <meta:generator>LibreOffice/7.1.7.2$Linux_X86_64 LibreOffice_project/10$Build-2</meta:generator>
    <meta:document-statistic meta:object-count="6"/>
  </office:meta>
</office:document-meta>
</file>